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Opgave</text:p>
          </table:table-cell>
          <table:table-cell table:style-name="ce1" office:value-type="string">
            <text:p>Ansvarelig</text:p>
          </table:table-cell>
          <table:table-cell table:style-name="ce1"/>
        </table:table-row>
        <table:table-row table:style-name="ro1">
          <table:table-cell/>
          <table:table-cell table:style-name="ce2" office:value-type="string">
            <text:p>Desig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Html mockup</text:p>
          </table:table-cell>
          <table:table-cell table:style-name="ce3" office:value-type="string">
            <text:p>Zsuzsi</text:p>
          </table:table-cell>
          <table:table-cell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you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>
            <text:p>Interaction Desig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Paper mockup</text:p>
          </table:table-cell>
          <table:table-cell table:style-name="ce4" office:value-type="string">
            <text:p>Both</text:p>
          </table:table-cell>
          <table:table-cell table:style-name="ce6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 office:value-type="string">
            <text:p>Programmin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Front-end Javascript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Server setup</text:p>
          </table:table-cell>
          <table:table-cell table:style-name="ce4" office:value-type="string">
            <text:p>Jens</text:p>
          </table:table-cell>
          <table:table-cell/>
        </table:table-row>
        <table:table-row table:style-name="ro1">
          <table:table-cell/>
          <table:table-cell office:value-type="string">
            <text:p>Search algorith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ert interface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Data store</text:p>
          </table:table-cell>
          <table:table-cell table:style-name="ce3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>
            <text:p>Reci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tup form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nd recipes for program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" office:value-type="string">
            <text:p>Setup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Zsuzsi</text:p>
          </table:table-cell>
          <table:table-cell table:style-name="ce4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16-05-2014</text:date>, <text:time>13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suzsanna Papp</meta:initial-creator>
    <meta:creation-date>2014-05-16T11:28:03.79</meta:creation-date>
    <dc:date>2014-05-16T13:43:50.06</dc:date>
    <meta:editing-duration>PT1H30M18S</meta:editing-duration>
    <meta:editing-cycles>3</meta:editing-cycles>
    <meta:generator>OpenOffice.org/3.4.1$Win32 OpenOffice.org_project/341m1$Build-9593</meta:generator>
    <meta:document-statistic meta:table-count="3" meta:cell-count="22" meta:object-count="0"/>
  </office:meta>
</office:document-meta>
</file>